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811" officeooo:paragraph-rsid="00105811"/>
    </style:style>
    <style:style style:name="P2" style:family="paragraph" style:parent-style-name="Standard">
      <style:text-properties officeooo:rsid="001079a6" officeooo:paragraph-rsid="001079a6"/>
    </style:style>
    <style:style style:name="P3" style:family="paragraph" style:parent-style-name="Standard">
      <style:text-properties officeooo:rsid="0011ef40" officeooo:paragraph-rsid="0011ef40"/>
    </style:style>
    <style:style style:name="P4" style:family="paragraph" style:parent-style-name="Standard">
      <style:text-properties officeooo:rsid="001079a6" officeooo:paragraph-rsid="001079a6" fo:background-color="#ffff00"/>
    </style:style>
    <style:style style:name="P5" style:family="paragraph" style:parent-style-name="Standard">
      <style:text-properties officeooo:rsid="00105811" officeooo:paragraph-rsid="00105811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batch_size = 64</text:p>
      <text:p text:style-name="P1">epochs = 25</text:p>
      <text:p text:style-name="P1">num_classes = 2</text:p>
      <text:p text:style-name="P1"/>
      <text:p text:style-name="P1">##################################################Model####################################################################</text:p>
      <text:p text:style-name="P1">#First layer</text:p>
      <text:p text:style-name="P1">bb_model = Sequential()</text:p>
      <text:p text:style-name="P1">bb_model.add(Conv2D(32, kernel_size=(3, 3),activation='linear',input_shape=(40,40,1),padding='same'))</text:p>
      <text:p text:style-name="P1">bb_model.add(LeakyReLU(alpha=0.1))</text:p>
      <text:p text:style-name="P1">bb_model.add(MaxPooling2D((2, 2),padding='same'))</text:p>
      <text:p text:style-name="P1">bb_model.add(Dropout(0.25))</text:p>
      <text:p text:style-name="P1">#Second layer</text:p>
      <text:p text:style-name="P1">bb_model.add(Conv2D(64, (3, 3), activation='linear',padding='same'))</text:p>
      <text:p text:style-name="P1">bb_model.add(LeakyReLU(alpha=0.1))</text:p>
      <text:p text:style-name="P1">bb_model.add(MaxPooling2D(pool_size=(2, 2),padding='same'))</text:p>
      <text:p text:style-name="P1">bb_model.add(Dropout(0.25))</text:p>
      <text:p text:style-name="P1">#Third layer</text:p>
      <text:p text:style-name="P1">bb_model.add(Conv2D(128, (3, 3), activation='linear',padding='same'))</text:p>
      <text:p text:style-name="P1">bb_model.add(LeakyReLU(alpha=0.1)) <text:s text:c="17"/></text:p>
      <text:p text:style-name="P1">bb_model.add(MaxPooling2D(pool_size=(2, 2),padding='same'))</text:p>
      <text:p text:style-name="P1">bb_model.add(Dropout(0.4))</text:p>
      <text:p text:style-name="P1">#Dense layer</text:p>
      <text:p text:style-name="P1">bb_model.add(Flatten())</text:p>
      <text:p text:style-name="P1">bb_model.add(Dense(128, activation='linear'))</text:p>
      <text:p text:style-name="P1">bb_model.add(LeakyReLU(alpha=0.1)) <text:s text:c="7"/></text:p>
      <text:p text:style-name="P1">bb_model.add(Dropout(0.3))</text:p>
      <text:p text:style-name="P1">#Output <text:s text:c="9"/></text:p>
      <text:p text:style-name="P1">bb_model.add(Dense(num_classes, activation='softmax')) <text:s text:c="7"/></text:p>
      <text:p text:style-name="P1"/>
      <text:p text:style-name="P1">#############################################################################################################################</text:p>
      <text:p text:style-name="P1"/>
      <text:p text:style-name="P1">#Compile the model</text:p>
      <text:p text:style-name="P1"/>
      <text:p text:style-name="P1">bb_model.compile(loss=keras.losses.categorical_crossentropy, optimizer=keras.optimizers.Adam(),metrics=['accuracy'])</text:p>
      <text:p text:style-name="P1"/>
      <text:p text:style-name="P1">bb_model.summary()</text:p>
      <text:p text:style-name="P1"/>
      <text:p text:style-name="P1">#Training</text:p>
      <text:p text:style-name="P1"/>
      <text:p text:style-name="P1">bb_train = bb_model.fit(train_X, train_label, batch_size=batch_size,epochs=epochs,verbose=1,validation_data=(valid_X, valid_label))</text:p>
      <text:p text:style-name="P1">#Epoch 25/25</text:p>
      <text:p text:style-name="P5">#17180/17180 [==============================] - 140s 8ms/step - loss: 0.0456 - acc: 0.9867 - val_loss: 0.0869 - val_acc: 0.9804</text:p>
      <text:p text:style-name="P5"/>
      <text:p text:style-name="P4">Test loss: 0.053885169041262365</text:p>
      <text:p text:style-name="P4"><text:soft-page-break/>Test accuracy: 0.986220471971617</text:p>
      <text:p text:style-name="P4"/>
      <text:p text:style-name="P4">Found 1002 correct labels</text:p>
      <text:p text:style-name="P4">Found 14 incorrect labels</text:p>
      <text:p text:style-name="P2"/>
      <text:p text:style-name="P3">2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3:57:03.258709771</meta:creation-date>
    <dc:date>2018-02-01T14:09:48.612604253</dc:date>
    <meta:editing-duration>PT1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101" meta:character-count="1729" meta:non-whitespace-character-count="1625"/>
  </office:meta>
</office:document-meta>
</file>